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7" style:family="graphic" style:parent-style-name="standard">
      <style:graphic-properties draw:stroke="dash" draw:stroke-dash="stroke-dash60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9" style:family="graphic" style:parent-style-name="standard">
      <style:graphic-properties draw:stroke="none" svg:stroke-width="0.159cm" draw:marker-start-width="0.438cm" draw:marker-end-width="0.438cm" draw:fill="solid" draw:fill-color="#ff7f0e"/>
    </style:style>
    <style:style style:name="gr10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none" fo:padding-top="0.079cm" fo:padding-bottom="0.079cm" fo:padding-left="0.079cm" fo:padding-right="0.079cm"/>
    </style:style>
    <style:style style:name="gr11" style:family="graphic" style:parent-style-name="standard">
      <style:graphic-properties draw:stroke="dash" draw:stroke-dash="stroke-dash55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2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3" style:family="graphic" style:parent-style-name="standard">
      <style:graphic-properties draw:stroke="dash" draw:stroke-dash="stroke-dash48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4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5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6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7" style:family="graphic" style:parent-style-name="standard">
      <style:graphic-properties draw:stroke="dash" draw:stroke-dash="stroke-dash60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8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19" style:family="graphic" style:parent-style-name="standard">
      <style:graphic-properties draw:stroke="none" svg:stroke-width="0.159cm" draw:marker-start-width="0.438cm" draw:marker-end-width="0.438cm" draw:fill="solid" draw:fill-color="#8c564b"/>
    </style:style>
    <style:style style:name="gr20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none" fo:padding-top="0.079cm" fo:padding-bottom="0.079cm" fo:padding-left="0.079cm" fo:padding-right="0.079cm"/>
    </style:style>
    <style:style style:name="gr21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2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3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fo:font-size="16pt"/>
    </style:style>
    <style:style style:name="P2" style:family="paragraph">
      <loext:graphic-properties draw:fill="none"/>
      <style:text-properties fo:font-size="16pt"/>
    </style:style>
    <style:style style:name="P3" style:family="paragraph">
      <loext:graphic-properties draw:fill="solid" draw:fill-color="#000000"/>
      <style:text-properties fo:font-size="16pt"/>
    </style:style>
    <style:style style:name="P4" style:family="paragraph">
      <style:paragraph-properties fo:text-align="start" style:writing-mode="lr-tb"/>
      <style:text-properties fo:font-size="1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2pt" style:font-size-complex="12pt"/>
    </style:style>
    <style:style style:name="P6" style:family="paragraph">
      <loext:graphic-properties draw:fill="solid" draw:fill-color="#ff7f0e"/>
      <style:text-properties fo:font-size="16pt"/>
    </style:style>
    <style:style style:name="P7" style:family="paragraph">
      <loext:graphic-properties draw:fill="solid" draw:fill-color="#2ca02c"/>
      <style:text-properties fo:font-size="16pt"/>
    </style:style>
    <style:style style:name="P8" style:family="paragraph">
      <loext:graphic-properties draw:fill="solid" draw:fill-color="#d62728"/>
      <style:text-properties fo:font-size="16pt"/>
    </style:style>
    <style:style style:name="P9" style:family="paragraph">
      <loext:graphic-properties draw:fill="solid" draw:fill-color="#9467bd"/>
      <style:text-properties fo:font-size="16pt"/>
    </style:style>
    <style:style style:name="P10" style:family="paragraph">
      <loext:graphic-properties draw:fill="solid" draw:fill-color="#8c564b"/>
      <style:text-properties fo:font-size="16pt"/>
    </style:style>
    <style:style style:name="P11" style:family="paragraph">
      <loext:graphic-properties draw:fill="solid" draw:fill-color="#bcbd22"/>
      <style:text-properties fo:font-size="16pt"/>
    </style:style>
    <style:style style:name="T1" style:family="text">
      <style:text-properties fo:color="#000000" style:font-name="DejaVuSans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513cm" svg:y1="10.85cm" svg:x2="4.513cm" svg:y2="1.463cm">
          <text:p/>
        </draw:line>
        <draw:polygon draw:style-name="gr3" draw:text-style-name="P3" draw:layer="layout" svg:width="0cm" svg:height="0.123cm" svg:x="4.513cm" svg:y="10.85cm" svg:viewBox="0 0 0 124" draw:points="0,0 0,124">
          <text:p/>
        </draw:polygon>
        <draw:line draw:style-name="gr4" draw:text-style-name="P2" draw:layer="layout" svg:x1="4.513cm" svg:y1="10.85cm" svg:x2="4.513cm" svg:y2="10.974cm">
          <text:p/>
        </draw:line>
        <draw:frame draw:style-name="gr5" draw:text-style-name="P5" draw:layer="layout" svg:width="0.422cm" svg:height="0.653cm" svg:x="2.47cm" svg:y="11.027cm">
          <draw:text-box>
            <text:p text:style-name="P4"><text:span text:style-name="T1">2</text:span></text:p>
          </draw:text-box>
        </draw:frame>
        <draw:line draw:style-name="gr2" draw:text-style-name="P2" draw:layer="layout" svg:x1="6.422cm" svg:y1="10.85cm" svg:x2="6.422cm" svg:y2="1.463cm">
          <text:p/>
        </draw:line>
        <draw:polygon draw:style-name="gr3" draw:text-style-name="P3" draw:layer="layout" svg:width="0cm" svg:height="0.123cm" svg:x="6.422cm" svg:y="10.85cm" svg:viewBox="0 0 0 124" draw:points="0,0 0,124">
          <text:p/>
        </draw:polygon>
        <draw:line draw:style-name="gr4" draw:text-style-name="P2" draw:layer="layout" svg:x1="6.422cm" svg:y1="10.85cm" svg:x2="6.422cm" svg:y2="10.974cm">
          <text:p/>
        </draw:line>
        <draw:frame draw:style-name="gr5" draw:text-style-name="P5" draw:layer="layout" svg:width="0.422cm" svg:height="0.653cm" svg:x="4.379cm" svg:y="11.027cm">
          <draw:text-box>
            <text:p text:style-name="P4"><text:span text:style-name="T1">3</text:span></text:p>
          </draw:text-box>
        </draw:frame>
        <draw:line draw:style-name="gr2" draw:text-style-name="P2" draw:layer="layout" svg:x1="8.331cm" svg:y1="10.85cm" svg:x2="8.331cm" svg:y2="1.463cm">
          <text:p/>
        </draw:line>
        <draw:polygon draw:style-name="gr3" draw:text-style-name="P3" draw:layer="layout" svg:width="0cm" svg:height="0.123cm" svg:x="8.331cm" svg:y="10.85cm" svg:viewBox="0 0 0 124" draw:points="0,0 0,124">
          <text:p/>
        </draw:polygon>
        <draw:line draw:style-name="gr4" draw:text-style-name="P2" draw:layer="layout" svg:x1="8.331cm" svg:y1="10.85cm" svg:x2="8.331cm" svg:y2="10.974cm">
          <text:p/>
        </draw:line>
        <draw:frame draw:style-name="gr5" draw:text-style-name="P5" draw:layer="layout" svg:width="0.422cm" svg:height="0.653cm" svg:x="6.288cm" svg:y="11.027cm">
          <draw:text-box>
            <text:p text:style-name="P4"><text:span text:style-name="T1">4</text:span></text:p>
          </draw:text-box>
        </draw:frame>
        <draw:line draw:style-name="gr2" draw:text-style-name="P2" draw:layer="layout" svg:x1="10.24cm" svg:y1="10.85cm" svg:x2="10.24cm" svg:y2="1.463cm">
          <text:p/>
        </draw:line>
        <draw:polygon draw:style-name="gr3" draw:text-style-name="P3" draw:layer="layout" svg:width="0cm" svg:height="0.123cm" svg:x="10.24cm" svg:y="10.85cm" svg:viewBox="0 0 0 124" draw:points="0,0 0,124">
          <text:p/>
        </draw:polygon>
        <draw:line draw:style-name="gr4" draw:text-style-name="P2" draw:layer="layout" svg:x1="10.24cm" svg:y1="10.85cm" svg:x2="10.24cm" svg:y2="10.974cm">
          <text:p/>
        </draw:line>
        <draw:frame draw:style-name="gr5" draw:text-style-name="P5" draw:layer="layout" svg:width="0.422cm" svg:height="0.653cm" svg:x="8.196cm" svg:y="11.027cm">
          <draw:text-box>
            <text:p text:style-name="P4"><text:span text:style-name="T1">5</text:span></text:p>
          </draw:text-box>
        </draw:frame>
        <draw:line draw:style-name="gr2" draw:text-style-name="P2" draw:layer="layout" svg:x1="12.148cm" svg:y1="10.85cm" svg:x2="12.148cm" svg:y2="1.463cm">
          <text:p/>
        </draw:line>
        <draw:polygon draw:style-name="gr3" draw:text-style-name="P3" draw:layer="layout" svg:width="0cm" svg:height="0.123cm" svg:x="12.148cm" svg:y="10.85cm" svg:viewBox="0 0 0 124" draw:points="0,0 0,124">
          <text:p/>
        </draw:polygon>
        <draw:line draw:style-name="gr4" draw:text-style-name="P2" draw:layer="layout" svg:x1="12.148cm" svg:y1="10.85cm" svg:x2="12.148cm" svg:y2="10.974cm">
          <text:p/>
        </draw:line>
        <draw:frame draw:style-name="gr5" draw:text-style-name="P5" draw:layer="layout" svg:width="0.422cm" svg:height="0.653cm" svg:x="10.105cm" svg:y="11.027cm">
          <draw:text-box>
            <text:p text:style-name="P4"><text:span text:style-name="T1">6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422cm" svg:height="0.653cm" svg:x="12.014cm" svg:y="11.027cm">
          <draw:text-box>
            <text:p text:style-name="P4"><text:span text:style-name="T1">7</text:span></text:p>
          </draw:text-box>
        </draw:frame>
        <draw:frame draw:style-name="gr5" draw:text-style-name="P5" draw:layer="layout" svg:width="0.422cm" svg:height="0.653cm" svg:x="13.923cm" svg:y="11.027cm">
          <draw:text-box>
            <text:p text:style-name="P4"><text:span text:style-name="T1">8</text:span></text:p>
          </draw:text-box>
        </draw:frame>
        <draw:line draw:style-name="gr2" draw:text-style-name="P2" draw:layer="layout" svg:x1="2.032cm" svg:y1="10.475cm" svg:x2="14.63cm" svg:y2="10.475cm">
          <text:p/>
        </draw:line>
        <draw:polygon draw:style-name="gr3" draw:text-style-name="P3" draw:layer="layout" svg:width="0.123cm" svg:height="0cm" svg:x="1.908cm" svg:y="10.475cm" svg:viewBox="0 0 124 0" draw:points="124,0 0,0">
          <text:p/>
        </draw:polygon>
        <draw:line draw:style-name="gr4" draw:text-style-name="P2" draw:layer="layout" svg:x1="2.032cm" svg:y1="10.475cm" svg:x2="1.908cm" svg:y2="10.475cm">
          <text:p/>
        </draw:line>
        <draw:frame draw:style-name="gr5" draw:text-style-name="P5" draw:layer="layout" svg:width="3.312cm" svg:height="0.653cm" svg:x="7.085cm" svg:y="11.578cm">
          <draw:text-box>
            <text:p text:style-name="P4"><text:span text:style-name="T1">group_sizes</text:span></text:p>
          </draw:text-box>
        </draw:frame>
        <draw:line draw:style-name="gr2" draw:text-style-name="P2" draw:layer="layout" svg:x1="2.032cm" svg:y1="9.377cm" svg:x2="14.63cm" svg:y2="9.377cm">
          <text:p/>
        </draw:line>
        <draw:polygon draw:style-name="gr3" draw:text-style-name="P3" draw:layer="layout" svg:width="0.123cm" svg:height="0cm" svg:x="1.908cm" svg:y="9.377cm" svg:viewBox="0 0 124 0" draw:points="124,0 0,0">
          <text:p/>
        </draw:polygon>
        <draw:line draw:style-name="gr4" draw:text-style-name="P2" draw:layer="layout" svg:x1="2.032cm" svg:y1="9.377cm" svg:x2="1.908cm" svg:y2="9.377cm">
          <text:p/>
        </draw:line>
        <draw:frame draw:style-name="gr5" draw:text-style-name="P5" draw:layer="layout" svg:width="0.899cm" svg:height="0.653cm" svg:x="1.111cm" svg:y="10.244cm">
          <draw:text-box>
            <text:p text:style-name="P4"><text:span text:style-name="T1">0.2</text:span></text:p>
          </draw:text-box>
        </draw:frame>
        <draw:line draw:style-name="gr2" draw:text-style-name="P2" draw:layer="layout" svg:x1="2.032cm" svg:y1="8.28cm" svg:x2="14.63cm" svg:y2="8.28cm">
          <text:p/>
        </draw:line>
        <draw:polygon draw:style-name="gr3" draw:text-style-name="P3" draw:layer="layout" svg:width="0.123cm" svg:height="0cm" svg:x="1.908cm" svg:y="8.28cm" svg:viewBox="0 0 124 0" draw:points="124,0 0,0">
          <text:p/>
        </draw:polygon>
        <draw:line draw:style-name="gr4" draw:text-style-name="P2" draw:layer="layout" svg:x1="2.032cm" svg:y1="8.28cm" svg:x2="1.908cm" svg:y2="8.28cm">
          <text:p/>
        </draw:line>
        <draw:frame draw:style-name="gr5" draw:text-style-name="P5" draw:layer="layout" svg:width="0.899cm" svg:height="0.653cm" svg:x="1.111cm" svg:y="9.146cm">
          <draw:text-box>
            <text:p text:style-name="P4"><text:span text:style-name="T1">0.3</text:span></text:p>
          </draw:text-box>
        </draw:frame>
        <draw:line draw:style-name="gr2" draw:text-style-name="P2" draw:layer="layout" svg:x1="2.032cm" svg:y1="7.182cm" svg:x2="14.63cm" svg:y2="7.182cm">
          <text:p/>
        </draw:line>
        <draw:polygon draw:style-name="gr3" draw:text-style-name="P3" draw:layer="layout" svg:width="0.123cm" svg:height="0cm" svg:x="1.908cm" svg:y="7.182cm" svg:viewBox="0 0 124 0" draw:points="124,0 0,0">
          <text:p/>
        </draw:polygon>
        <draw:line draw:style-name="gr4" draw:text-style-name="P2" draw:layer="layout" svg:x1="2.032cm" svg:y1="7.182cm" svg:x2="1.908cm" svg:y2="7.182cm">
          <text:p/>
        </draw:line>
        <draw:frame draw:style-name="gr5" draw:text-style-name="P5" draw:layer="layout" svg:width="0.899cm" svg:height="0.653cm" svg:x="1.111cm" svg:y="8.048cm">
          <draw:text-box>
            <text:p text:style-name="P4"><text:span text:style-name="T1">0.4</text:span></text:p>
          </draw:text-box>
        </draw:frame>
        <draw:line draw:style-name="gr2" draw:text-style-name="P2" draw:layer="layout" svg:x1="2.032cm" svg:y1="6.084cm" svg:x2="14.63cm" svg:y2="6.084cm">
          <text:p/>
        </draw:line>
        <draw:polygon draw:style-name="gr3" draw:text-style-name="P3" draw:layer="layout" svg:width="0.123cm" svg:height="0cm" svg:x="1.908cm" svg:y="6.084cm" svg:viewBox="0 0 124 0" draw:points="124,0 0,0">
          <text:p/>
        </draw:polygon>
        <draw:line draw:style-name="gr4" draw:text-style-name="P2" draw:layer="layout" svg:x1="2.032cm" svg:y1="6.084cm" svg:x2="1.908cm" svg:y2="6.084cm">
          <text:p/>
        </draw:line>
        <draw:frame draw:style-name="gr5" draw:text-style-name="P5" draw:layer="layout" svg:width="0.899cm" svg:height="0.653cm" svg:x="1.111cm" svg:y="6.95cm">
          <draw:text-box>
            <text:p text:style-name="P4"><text:span text:style-name="T1">0.5</text:span></text:p>
          </draw:text-box>
        </draw:frame>
        <draw:line draw:style-name="gr2" draw:text-style-name="P2" draw:layer="layout" svg:x1="2.032cm" svg:y1="4.986cm" svg:x2="14.63cm" svg:y2="4.986cm">
          <text:p/>
        </draw:line>
        <draw:polygon draw:style-name="gr3" draw:text-style-name="P3" draw:layer="layout" svg:width="0.123cm" svg:height="0cm" svg:x="1.908cm" svg:y="4.986cm" svg:viewBox="0 0 124 0" draw:points="124,0 0,0">
          <text:p/>
        </draw:polygon>
        <draw:line draw:style-name="gr4" draw:text-style-name="P2" draw:layer="layout" svg:x1="2.032cm" svg:y1="4.986cm" svg:x2="1.908cm" svg:y2="4.986cm">
          <text:p/>
        </draw:line>
        <draw:frame draw:style-name="gr5" draw:text-style-name="P5" draw:layer="layout" svg:width="0.899cm" svg:height="0.653cm" svg:x="1.111cm" svg:y="5.852cm">
          <draw:text-box>
            <text:p text:style-name="P4"><text:span text:style-name="T1">0.6</text:span></text:p>
          </draw:text-box>
        </draw:frame>
        <draw:line draw:style-name="gr2" draw:text-style-name="P2" draw:layer="layout" svg:x1="2.032cm" svg:y1="3.888cm" svg:x2="14.63cm" svg:y2="3.888cm">
          <text:p/>
        </draw:line>
        <draw:polygon draw:style-name="gr3" draw:text-style-name="P3" draw:layer="layout" svg:width="0.123cm" svg:height="0cm" svg:x="1.908cm" svg:y="3.888cm" svg:viewBox="0 0 124 0" draw:points="124,0 0,0">
          <text:p/>
        </draw:polygon>
        <draw:line draw:style-name="gr4" draw:text-style-name="P2" draw:layer="layout" svg:x1="2.032cm" svg:y1="3.888cm" svg:x2="1.908cm" svg:y2="3.888cm">
          <text:p/>
        </draw:line>
        <draw:frame draw:style-name="gr5" draw:text-style-name="P5" draw:layer="layout" svg:width="0.899cm" svg:height="0.653cm" svg:x="1.111cm" svg:y="4.755cm">
          <draw:text-box>
            <text:p text:style-name="P4"><text:span text:style-name="T1">0.7</text:span></text:p>
          </draw:text-box>
        </draw:frame>
        <draw:line draw:style-name="gr2" draw:text-style-name="P2" draw:layer="layout" svg:x1="2.032cm" svg:y1="2.79cm" svg:x2="14.63cm" svg:y2="2.79cm">
          <text:p/>
        </draw:line>
        <draw:polygon draw:style-name="gr3" draw:text-style-name="P3" draw:layer="layout" svg:width="0.123cm" svg:height="0cm" svg:x="1.908cm" svg:y="2.79cm" svg:viewBox="0 0 124 0" draw:points="124,0 0,0">
          <text:p/>
        </draw:polygon>
        <draw:line draw:style-name="gr4" draw:text-style-name="P2" draw:layer="layout" svg:x1="2.032cm" svg:y1="2.79cm" svg:x2="1.908cm" svg:y2="2.79cm">
          <text:p/>
        </draw:line>
        <draw:frame draw:style-name="gr5" draw:text-style-name="P5" draw:layer="layout" svg:width="0.899cm" svg:height="0.653cm" svg:x="1.111cm" svg:y="3.657cm">
          <draw:text-box>
            <text:p text:style-name="P4"><text:span text:style-name="T1">0.8</text:span></text:p>
          </draw:text-box>
        </draw:frame>
        <draw:line draw:style-name="gr2" draw:text-style-name="P2" draw:layer="layout" svg:x1="2.032cm" svg:y1="1.692cm" svg:x2="14.63cm" svg:y2="1.692cm">
          <text:p/>
        </draw:line>
        <draw:polygon draw:style-name="gr3" draw:text-style-name="P3" draw:layer="layout" svg:width="0.123cm" svg:height="0cm" svg:x="1.908cm" svg:y="1.692cm" svg:viewBox="0 0 124 0" draw:points="124,0 0,0">
          <text:p/>
        </draw:polygon>
        <draw:line draw:style-name="gr4" draw:text-style-name="P2" draw:layer="layout" svg:x1="2.032cm" svg:y1="1.692cm" svg:x2="1.908cm" svg:y2="1.692cm">
          <text:p/>
        </draw:line>
        <draw:frame draw:style-name="gr5" draw:text-style-name="P5" draw:layer="layout" svg:width="0.899cm" svg:height="0.653cm" svg:x="1.111cm" svg:y="2.559cm">
          <draw:text-box>
            <text:p text:style-name="P4"><text:span text:style-name="T1">0.9</text:span></text:p>
          </draw:text-box>
        </draw:frame>
        <draw:frame draw:style-name="gr5" draw:text-style-name="P5" draw:layer="layout" svg:width="0.899cm" svg:height="0.653cm" svg:x="1.111cm" svg:y="1.461cm">
          <draw:text-box>
            <text:p text:style-name="P4"><text:span text:style-name="T1">1.0</text:span></text:p>
          </draw:text-box>
        </draw:frame>
        <draw:polyline draw:style-name="gr6" draw:text-style-name="P2" draw:layer="layout" svg:width="11.453cm" svg:height="8.116cm" svg:x="2.604cm" svg:y="2.308cm" svg:viewBox="0 0 11454 8117" draw:points="0,8117 1909,7963 3819,4366 5728,1311 7637,472 9545,404 11454,0">
          <text:p/>
        </draw:polyline>
        <draw:polyline draw:style-name="gr7" draw:text-style-name="P2" draw:layer="layout" svg:width="11.453cm" svg:height="3.864cm" svg:x="2.604cm" svg:y="2.033cm" svg:viewBox="0 0 11454 3865" draw:points="0,3865 1909,1487 3819,895 5728,446 7637,277 9545,152 11454,0">
          <text:p/>
        </draw:polyline>
        <draw:polygon draw:style-name="gr8" draw:text-style-name="P6" draw:layer="layout" svg:width="0.212cm" svg:height="0.211cm" svg:x="2.498cm" svg:y="5.792cm" svg:viewBox="0 0 213 212" draw:points="106,212 213,0 0,0">
          <text:p/>
        </draw:polygon>
        <draw:polygon draw:style-name="gr8" draw:text-style-name="P6" draw:layer="layout" svg:width="0.212cm" svg:height="0.212cm" svg:x="4.407cm" svg:y="3.414cm" svg:viewBox="0 0 213 213" draw:points="106,213 213,0 0,0">
          <text:p/>
        </draw:polygon>
        <draw:polygon draw:style-name="gr8" draw:text-style-name="P6" draw:layer="layout" svg:width="0.212cm" svg:height="0.212cm" svg:x="6.316cm" svg:y="2.822cm" svg:viewBox="0 0 213 213" draw:points="106,213 213,0 0,0">
          <text:p/>
        </draw:polygon>
        <draw:polygon draw:style-name="gr8" draw:text-style-name="P6" draw:layer="layout" svg:width="0.212cm" svg:height="0.212cm" svg:x="8.225cm" svg:y="2.373cm" svg:viewBox="0 0 213 213" draw:points="106,213 213,0 0,0">
          <text:p/>
        </draw:polygon>
        <draw:polygon draw:style-name="gr8" draw:text-style-name="P6" draw:layer="layout" svg:width="0.211cm" svg:height="0.212cm" svg:x="10.134cm" svg:y="2.204cm" svg:viewBox="0 0 212 213" draw:points="107,213 212,0 0,0">
          <text:p/>
        </draw:polygon>
        <draw:polygon draw:style-name="gr8" draw:text-style-name="P6" draw:layer="layout" svg:width="0.211cm" svg:height="0.212cm" svg:x="12.043cm" svg:y="2.079cm" svg:viewBox="0 0 212 213" draw:points="106,213 212,0 0,0">
          <text:p/>
        </draw:polygon>
        <draw:polygon draw:style-name="gr9" draw:text-style-name="P6" draw:layer="layout" svg:width="0.212cm" svg:height="0.212cm" svg:x="13.951cm" svg:y="1.927cm" svg:viewBox="0 0 213 213" draw:points="107,213 213,0 0,0">
          <text:p/>
        </draw:polygon>
        <draw:polygon draw:style-name="gr10" draw:text-style-name="P2" draw:layer="layout" svg:width="0.212cm" svg:height="0.212cm" svg:x="13.951cm" svg:y="1.927cm" svg:viewBox="0 0 213 213" draw:points="107,213 213,0 0,0">
          <text:p/>
        </draw:polygon>
        <draw:polyline draw:style-name="gr11" draw:text-style-name="P2" draw:layer="layout" svg:width="11.453cm" svg:height="2.711cm" svg:x="2.604cm" svg:y="1.952cm" svg:viewBox="0 0 11454 2712" draw:points="0,2712 1909,744 3819,445 5728,301 7637,154 9545,88 11454,0">
          <text:p/>
        </draw:polyline>
        <draw:polygon draw:style-name="gr12" draw:text-style-name="P7" draw:layer="layout" svg:width="0.212cm" svg:height="0.212cm" svg:x="2.498cm" svg:y="4.557cm" svg:viewBox="0 0 213 213" draw:points="0,213 213,213 213,0 0,0">
          <text:p/>
        </draw:polygon>
        <draw:polygon draw:style-name="gr12" draw:text-style-name="P7" draw:layer="layout" svg:width="0.212cm" svg:height="0.211cm" svg:x="4.407cm" svg:y="2.59cm" svg:viewBox="0 0 213 212" draw:points="0,212 213,212 213,0 0,0">
          <text:p/>
        </draw:polygon>
        <draw:polygon draw:style-name="gr12" draw:text-style-name="P7" draw:layer="layout" svg:width="0.212cm" svg:height="0.212cm" svg:x="6.316cm" svg:y="2.291cm" svg:viewBox="0 0 213 213" draw:points="0,213 213,213 213,0 0,0">
          <text:p/>
        </draw:polygon>
        <draw:polygon draw:style-name="gr12" draw:text-style-name="P7" draw:layer="layout" svg:width="0.212cm" svg:height="0.211cm" svg:x="8.225cm" svg:y="2.147cm" svg:viewBox="0 0 213 212" draw:points="0,212 213,212 213,0 0,0">
          <text:p/>
        </draw:polygon>
        <draw:polygon draw:style-name="gr12" draw:text-style-name="P7" draw:layer="layout" svg:width="0.211cm" svg:height="0.212cm" svg:x="10.134cm" svg:y="2cm" svg:viewBox="0 0 212 213" draw:points="0,213 212,213 212,0 0,0">
          <text:p/>
        </draw:polygon>
        <draw:polygon draw:style-name="gr12" draw:text-style-name="P7" draw:layer="layout" svg:width="0.211cm" svg:height="0.212cm" svg:x="12.043cm" svg:y="1.934cm" svg:viewBox="0 0 212 213" draw:points="0,213 212,213 212,0 0,0">
          <text:p/>
        </draw:polygon>
        <draw:polygon draw:style-name="gr12" draw:text-style-name="P7" draw:layer="layout" svg:width="0.212cm" svg:height="0.212cm" svg:x="13.951cm" svg:y="1.846cm" svg:viewBox="0 0 213 213" draw:points="0,213 213,213 213,0 0,0">
          <text:p/>
        </draw:polygon>
        <draw:polyline draw:style-name="gr13" draw:text-style-name="P2" draw:layer="layout" svg:width="11.453cm" svg:height="1.35cm" svg:x="2.604cm" svg:y="1.889cm" svg:viewBox="0 0 11454 1351" draw:points="0,1351 1909,715 3819,441 5728,281 7637,149 9545,92 11454,0">
          <text:p/>
        </draw:polyline>
        <draw:polygon draw:style-name="gr14" draw:text-style-name="P8" draw:layer="layout" svg:width="0.201cm" svg:height="0.191cm" svg:x="2.504cm" svg:y="3.133cm" svg:viewBox="0 0 202 192" draw:points="101,0 0,74 39,192 163,192 202,74">
          <text:p/>
        </draw:polygon>
        <draw:polygon draw:style-name="gr14" draw:text-style-name="P8" draw:layer="layout" svg:width="0.202cm" svg:height="0.191cm" svg:x="4.412cm" svg:y="2.498cm" svg:viewBox="0 0 203 192" draw:points="101,0 0,73 39,192 164,192 203,73">
          <text:p/>
        </draw:polygon>
        <draw:polygon draw:style-name="gr14" draw:text-style-name="P8" draw:layer="layout" svg:width="0.202cm" svg:height="0.192cm" svg:x="6.321cm" svg:y="2.223cm" svg:viewBox="0 0 203 193" draw:points="102,0 0,73 40,193 164,193 203,73">
          <text:p/>
        </draw:polygon>
        <draw:polygon draw:style-name="gr14" draw:text-style-name="P8" draw:layer="layout" svg:width="0.201cm" svg:height="0.191cm" svg:x="8.23cm" svg:y="2.064cm" svg:viewBox="0 0 202 192" draw:points="101,0 0,73 38,192 164,192 202,73">
          <text:p/>
        </draw:polygon>
        <draw:polygon draw:style-name="gr14" draw:text-style-name="P8" draw:layer="layout" svg:width="0.201cm" svg:height="0.191cm" svg:x="10.139cm" svg:y="1.931cm" svg:viewBox="0 0 202 192" draw:points="102,0 0,73 39,192 164,192 202,73">
          <text:p/>
        </draw:polygon>
        <draw:polygon draw:style-name="gr14" draw:text-style-name="P8" draw:layer="layout" svg:width="0.201cm" svg:height="0.191cm" svg:x="12.048cm" svg:y="1.875cm" svg:viewBox="0 0 202 192" draw:points="100,0 0,73 38,192 164,192 202,73">
          <text:p/>
        </draw:polygon>
        <draw:polygon draw:style-name="gr14" draw:text-style-name="P8" draw:layer="layout" svg:width="0.201cm" svg:height="0.192cm" svg:x="13.957cm" svg:y="1.783cm" svg:viewBox="0 0 202 193" draw:points="101,0 0,75 39,193 163,193 202,75">
          <text:p/>
        </draw:polygon>
        <draw:polyline draw:style-name="gr15" draw:text-style-name="P2" draw:layer="layout" svg:width="11.453cm" svg:height="4.548cm" svg:x="2.604cm" svg:y="2.118cm" svg:viewBox="0 0 11454 4549" draw:points="0,4549 1909,1968 3819,1282 5728,548 7637,305 9545,182 11454,0">
          <text:p/>
        </draw:polyline>
        <draw:polygon draw:style-name="gr16" draw:text-style-name="P9" draw:layer="layout" svg:width="0.201cm" svg:height="0.192cm" svg:x="2.504cm" svg:y="6.56cm" svg:viewBox="0 0 202 193" draw:points="101,0 77,74 0,74 63,120 39,193 101,148 163,193 140,120 202,74 125,74">
          <text:p/>
        </draw:polygon>
        <draw:polygon draw:style-name="gr16" draw:text-style-name="P9" draw:layer="layout" svg:width="0.202cm" svg:height="0.192cm" svg:x="4.412cm" svg:y="3.979cm" svg:viewBox="0 0 203 193" draw:points="101,0 77,73 0,73 63,119 39,193 101,148 164,193 140,119 203,73 126,73">
          <text:p/>
        </draw:polygon>
        <draw:polygon draw:style-name="gr16" draw:text-style-name="P9" draw:layer="layout" svg:width="0.202cm" svg:height="0.191cm" svg:x="6.321cm" svg:y="3.293cm" svg:viewBox="0 0 203 192" draw:points="102,0 78,74 0,74 63,119 40,192 102,147 164,192 140,119 203,74 126,74">
          <text:p/>
        </draw:polygon>
        <draw:polygon draw:style-name="gr16" draw:text-style-name="P9" draw:layer="layout" svg:width="0.201cm" svg:height="0.192cm" svg:x="8.23cm" svg:y="2.559cm" svg:viewBox="0 0 202 193" draw:points="101,0 77,74 0,74 62,119 38,193 101,147 164,193 140,119 202,74 125,74">
          <text:p/>
        </draw:polygon>
        <draw:polygon draw:style-name="gr16" draw:text-style-name="P9" draw:layer="layout" svg:width="0.201cm" svg:height="0.192cm" svg:x="10.139cm" svg:y="2.316cm" svg:viewBox="0 0 202 193" draw:points="102,0 78,75 0,75 63,120 39,193 102,148 164,193 140,120 202,75 125,75">
          <text:p/>
        </draw:polygon>
        <draw:polygon draw:style-name="gr16" draw:text-style-name="P9" draw:layer="layout" svg:width="0.201cm" svg:height="0.191cm" svg:x="12.048cm" svg:y="2.194cm" svg:viewBox="0 0 202 192" draw:points="100,0 77,74 0,74 62,119 38,192 100,147 164,192 140,119 202,74 125,74">
          <text:p/>
        </draw:polygon>
        <draw:polygon draw:style-name="gr16" draw:text-style-name="P9" draw:layer="layout" svg:width="0.201cm" svg:height="0.191cm" svg:x="13.957cm" svg:y="2.012cm" svg:viewBox="0 0 202 192" draw:points="101,0 77,73 0,73 63,118 39,192 101,146 163,192 140,118 202,73 125,73">
          <text:p/>
        </draw:polygon>
        <draw:polyline draw:style-name="gr17" draw:text-style-name="P2" draw:layer="layout" svg:width="11.453cm" svg:height="4.898cm" svg:x="2.604cm" svg:y="2.028cm" svg:viewBox="0 0 11454 4899" draw:points="0,4899 1909,1351 3819,618 5728,380 7637,226 9545,131 11454,0">
          <text:p/>
        </draw:polyline>
        <draw:path draw:style-name="gr18" draw:text-style-name="P10" draw:layer="layout" svg:width="0.212cm" svg:height="0.212cm" svg:x="2.498cm" svg:y="6.82cm" svg:viewBox="0 0 213 213" svg:d="M106 213c28 0 56-11 76-31s31-47 31-75-11-55-31-76c-20-19-48-31-76-31s-55 12-75 31c-20 21-31 48-31 76s11 55 31 75 47 31 75 31z">
          <text:p/>
        </draw:path>
        <draw:path draw:style-name="gr18" draw:text-style-name="P10" draw:layer="layout" svg:width="0.212cm" svg:height="0.212cm" svg:x="4.407cm" svg:y="3.272cm" svg:viewBox="0 0 213 213" svg:d="M106 213c29 0 56-13 76-32 20-20 31-47 31-75s-11-55-31-75-47-31-76-31c-28 0-55 11-75 31s-31 47-31 75 11 55 31 75c20 19 47 32 75 32z">
          <text:p/>
        </draw:path>
        <draw:path draw:style-name="gr18" draw:text-style-name="P10" draw:layer="layout" svg:width="0.212cm" svg:height="0.211cm" svg:x="6.316cm" svg:y="2.539cm" svg:viewBox="0 0 213 212" svg:d="M106 212c29 0 56-11 76-31 20-19 31-46 31-74 0-29-11-56-31-76s-47-31-76-31c-28 0-55 11-75 31s-31 47-31 76c0 28 11 55 31 74 20 20 47 31 75 31z">
          <text:p/>
        </draw:path>
        <draw:path draw:style-name="gr18" draw:text-style-name="P10" draw:layer="layout" svg:width="0.212cm" svg:height="0.212cm" svg:x="8.225cm" svg:y="2.302cm" svg:viewBox="0 0 213 213" svg:d="M106 213c29 0 56-11 76-31 19-20 31-47 31-76 0-28-12-55-31-75-20-20-47-31-76-31-28 0-55 11-75 31s-31 47-31 75c0 29 11 56 31 76s47 31 75 31z">
          <text:p/>
        </draw:path>
        <draw:path draw:style-name="gr18" draw:text-style-name="P10" draw:layer="layout" svg:width="0.211cm" svg:height="0.211cm" svg:x="10.134cm" svg:y="2.149cm" svg:viewBox="0 0 212 212" svg:d="M107 212c28 0 55-11 74-31 20-20 31-46 31-75 0-28-11-56-31-75-19-20-46-31-74-31-30 0-56 11-76 31-20 19-31 47-31 75 0 29 11 55 31 75s46 31 76 31z">
          <text:p/>
        </draw:path>
        <draw:path draw:style-name="gr18" draw:text-style-name="P10" draw:layer="layout" svg:width="0.211cm" svg:height="0.212cm" svg:x="12.043cm" svg:y="2.053cm" svg:viewBox="0 0 212 213" svg:d="M106 213c28 0 55-11 75-31 20-21 31-48 31-76s-11-55-31-75-47-31-75-31c-29 0-56 11-75 31-20 20-31 47-31 75s11 55 31 76c19 20 46 31 75 31z">
          <text:p/>
        </draw:path>
        <draw:path draw:style-name="gr19" draw:text-style-name="P10" draw:layer="layout" svg:width="0.212cm" svg:height="0.212cm" svg:x="13.951cm" svg:y="1.922cm" svg:viewBox="0 0 213 213" svg:d="M107 213c28 0 55-12 75-31 20-20 31-47 31-75 0-29-11-56-31-76s-47-31-75-31c-29 0-56 11-76 31-19 20-31 47-31 76 0 28 12 55 31 75 20 19 47 31 76 31z">
          <text:p/>
        </draw:path>
        <draw:path draw:style-name="gr20" draw:text-style-name="P2" draw:layer="layout" svg:width="0.212cm" svg:height="0.212cm" svg:x="13.951cm" svg:y="1.922cm" svg:viewBox="0 0 213 213" svg:d="M107 213c28 0 55-12 75-31 20-20 31-47 31-75 0-29-11-56-31-76s-47-31-75-31c-29 0-56 11-76 31-19 20-31 47-31 76 0 28 12 55 31 75 20 19 47 31 76 31z">
          <text:p/>
        </draw:path>
        <draw:polyline draw:style-name="gr21" draw:text-style-name="P2" draw:layer="layout" svg:width="11.453cm" svg:height="5.749cm" svg:x="2.604cm" svg:y="3.581cm" svg:viewBox="0 0 11454 5750" draw:points="0,5750 1909,4702 3819,3772 5728,2765 7637,1627 9545,1168 11454,0">
          <text:p/>
        </draw:polyline>
        <draw:polygon draw:style-name="gr22" draw:text-style-name="P11" draw:layer="layout" svg:width="0.201cm" svg:height="0.191cm" svg:x="2.504cm" svg:y="9.225cm" svg:viewBox="0 0 202 192" draw:points="101,0 0,74 39,192 163,192 202,74">
          <text:p/>
        </draw:polygon>
        <draw:polygon draw:style-name="gr22" draw:text-style-name="P11" draw:layer="layout" svg:width="0.202cm" svg:height="0.192cm" svg:x="4.412cm" svg:y="8.177cm" svg:viewBox="0 0 203 193" draw:points="101,0 0,73 39,193 164,193 203,73">
          <text:p/>
        </draw:polygon>
        <draw:polygon draw:style-name="gr22" draw:text-style-name="P11" draw:layer="layout" svg:width="0.202cm" svg:height="0.191cm" svg:x="6.321cm" svg:y="7.247cm" svg:viewBox="0 0 203 192" draw:points="102,0 0,73 40,192 164,192 203,73">
          <text:p/>
        </draw:polygon>
        <draw:polygon draw:style-name="gr22" draw:text-style-name="P11" draw:layer="layout" svg:width="0.201cm" svg:height="0.191cm" svg:x="8.23cm" svg:y="6.24cm" svg:viewBox="0 0 202 192" draw:points="101,0 0,73 38,192 164,192 202,73">
          <text:p/>
        </draw:polygon>
        <draw:polygon draw:style-name="gr22" draw:text-style-name="P11" draw:layer="layout" svg:width="0.201cm" svg:height="0.192cm" svg:x="10.139cm" svg:y="5.102cm" svg:viewBox="0 0 202 193" draw:points="102,0 0,74 39,193 164,193 202,74">
          <text:p/>
        </draw:polygon>
        <draw:polygon draw:style-name="gr22" draw:text-style-name="P11" draw:layer="layout" svg:width="0.201cm" svg:height="0.192cm" svg:x="13.957cm" svg:y="3.475cm" svg:viewBox="0 0 202 193" draw:points="101,0 0,74 39,193 163,193 202,74">
          <text:p/>
        </draw:polygon>
        <draw:line draw:style-name="gr23" draw:text-style-name="P2" draw:layer="layout" svg:x1="2.032cm" svg:y1="10.85cm" svg:x2="2.032cm" svg:y2="1.463cm">
          <text:p/>
        </draw:line>
        <draw:line draw:style-name="gr23" draw:text-style-name="P2" draw:layer="layout" svg:x1="14.63cm" svg:y1="10.85cm" svg:x2="14.63cm" svg:y2="1.463cm">
          <text:p/>
        </draw:line>
        <draw:line draw:style-name="gr23" draw:text-style-name="P2" draw:layer="layout" svg:x1="2.032cm" svg:y1="10.85cm" svg:x2="14.63cm" svg:y2="10.85cm">
          <text:p/>
        </draw:line>
        <draw:line draw:style-name="gr23" draw:text-style-name="P2" draw:layer="layout" svg:x1="2.032cm" svg:y1="1.463cm" svg:x2="14.63cm" svg:y2="1.463cm">
          <text:p/>
        </draw:line>
        <draw:frame draw:style-name="gr5" draw:text-style-name="P5" draw:layer="layout" svg:width="4.375cm" svg:height="0.653cm" draw:transform="rotate (1.5707963267949) translate (0.489cm 7.802cm)">
          <draw:text-box>
            <text:p text:style-name="P4"><text:span text:style-name="T1">f1-score-toke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8" draw:style="rect" draw:dots1="1" draw:dots1-length="0.052cm" draw:distance="0.087cm"/>
    <draw:stroke-dash draw:name="stroke-dash55" draw:style="rect" draw:dots1="1" draw:dots1-length="0.338cm" draw:dots2="1" draw:dots2-length="0.052cm" draw:distance="0.084cm"/>
    <draw:stroke-dash draw:name="stroke-dash60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4T20:11:09.297759889</dc:date>
    <dc:creator>Edwin Simpson</dc:creator>
    <meta:editing-duration>PT2M20S</meta:editing-duration>
    <meta:editing-cycles>1</meta:editing-cycles>
    <meta:document-statistic meta:object-count="121"/>
    <meta:generator>LibreOffice/6.1.2.1$Linux_X86_64 LibreOffice_project/65905a128db06ba48db947242809d14d3f9a93fe</meta:generator>
  </office:meta>
</office:document-meta>
</file>